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40d1d" officeooo:paragraph-rsid="00140d1d" style:font-size-asian="14pt" style:font-weight-asian="bold" style:font-size-complex="16pt" style:font-weight-complex="bold"/>
    </style:style>
    <style:style style:name="P2" style:family="paragraph" style:parent-style-name="Standard">
      <style:text-properties fo:font-size="14pt" fo:font-weight="bold" officeooo:rsid="00140d1d" officeooo:paragraph-rsid="00140d1d" style:font-size-asian="12.25pt" style:font-weight-asian="bold" style:font-size-complex="14pt" style:font-weight-complex="bold"/>
    </style:style>
    <style:style style:name="P3" style:family="paragraph" style:parent-style-name="Standard">
      <style:text-properties fo:font-size="12pt" fo:font-weight="normal" officeooo:rsid="00140d1d" officeooo:paragraph-rsid="00140d1d" style:font-size-asian="10.5pt" style:font-weight-asian="normal" style:font-size-complex="12pt" style:font-weight-complex="normal"/>
    </style:style>
    <style:style style:name="P4" style:family="paragraph" style:parent-style-name="Standard">
      <style:paragraph-properties fo:margin-top="0.0398in" fo:margin-bottom="0.0398in" loext:contextual-spacing="false" fo:line-height="150%"/>
      <style:text-properties fo:font-size="12pt" fo:font-weight="normal" officeooo:rsid="00140d1d" officeooo:paragraph-rsid="00140d1d" style:font-size-asian="10.5pt" style:font-weight-asian="normal" style:font-size-complex="12pt" style:font-weight-complex="normal"/>
    </style:style>
    <style:style style:name="P5" style:family="paragraph" style:parent-style-name="Standard">
      <style:paragraph-properties fo:margin-top="0.0398in" fo:margin-bottom="0.0398in" loext:contextual-spacing="false" fo:line-height="150%"/>
      <style:text-properties officeooo:paragraph-rsid="00140d1d"/>
    </style:style>
    <style:style style:name="T1" style:family="text">
      <style:text-properties officeooo:rsid="00149023"/>
    </style:style>
    <style:style style:name="T2" style:family="text">
      <style:text-properties officeooo:rsid="0017c907"/>
    </style:style>
    <style:style style:name="T3" style:family="text">
      <style:text-properties fo:font-size="12pt" fo:font-weight="normal" officeooo:rsid="00140d1d" style:font-size-asian="10.5pt" style:font-weight-asian="normal" style:font-size-complex="12pt" style:font-weight-complex="normal"/>
    </style:style>
    <style:style style:name="T4" style:family="text">
      <style:text-properties fo:font-size="12pt" fo:font-weight="normal" officeooo:rsid="00193de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kyler MacDougall</text:p>
      <text:p text:style-name="P2">Letter of Intent for Vice President of HoGS</text:p>
      <text:p text:style-name="P3"/>
      <text:p text:style-name="P4"><text:tab/>Hey y’all, its <text:span text:style-name="T1">your</text:span> tech head, Skyler. <text:span text:style-name="T1">I’ve been here for a year and a half, and over that time, I’ve observed much of how this floor works, from many angles. I’ve seen it as an incoming freshman, with no idea that the House of General Science even existed. I’ve seen it as a member, observing the floor, its committees, and how they operate. And I’ve seen it as a committee head, doing my best to improve the floor, the facilities available to it, and its outreach tools, through both the website and the lightboard in the social lounge window. </text:span></text:p>
      <text:p text:style-name="P5"><text:span text:style-name="T3"><text:tab/></text:span><text:span text:style-name="T4">During this time, I’ve been able to see the house threw many lenses, and I’ve observed a portion of how most committees work. As such, I can come into the position of Vice President with experience in several of the committees, so communication from committees to eBoard can be just a little more seamless. I also have an understanding of how the Vice President role works, with the help of my roommate, who was previously the Vice President.</text:span></text:p>
      <text:p text:style-name="P4"><text:tab/><text:span text:style-name="T1">If I am elected to the position, I will fulfill the duties of the role to the best of my ability, updating points quickly, working with committees when and if issues arise, and overall, being a good role model for the floor. This position deserves a ton of effort put into it, and as such I will put as much effort into it as I did into tech head. </text:span></text:p>
      <text:p text:style-name="P4"><text:tab/><text:span text:style-name="T2">Despite not even realizing that I was on HoGS, or what HoGS was for that matter, when I first came to RIT, I quickly was sucked in, and had a blast. This floor pulled me out of my shell and has pulled me through good times and bad. This floor has changed my life for the better, and I want to give back, and with some luck, help this floor just as much as its helped me. Thank y’all for your time, and good luck, to both the individual elected to VP, be it myself or someone else, and to everybody with classes this semester.</text:span></text:p>
      <text:p text:style-name="P4"><text:tab/>- <text:span text:style-name="T2">Skyler MacDougal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3T14:31:10.609248394</meta:creation-date>
    <dc:date>2020-01-14T13:38:24.335163639</dc:date>
    <meta:editing-duration>PT19M6S</meta:editing-duration>
    <meta:editing-cycles>3</meta:editing-cycles>
    <meta:generator>LibreOffice/6.3.4.2.0$Linux_X86_64 LibreOffice_project/30$Build-2</meta:generator>
    <meta:document-statistic meta:table-count="0" meta:image-count="0" meta:object-count="0" meta:page-count="1" meta:paragraph-count="7" meta:word-count="365" meta:character-count="1945" meta:non-whitespace-character-count="1580"/>
  </office:meta>
</office:document-meta>
</file>